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6E3000001114C12D8EE488B19C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</style:style>
    <style:style style:name="co1" style:family="table-column">
      <style:table-column-properties style:column-width="6.3cm" style:use-optimal-column-width="false"/>
    </style:style>
    <style:style style:name="co2" style:family="table-column">
      <style:table-column-properties style:column-width="3.556cm" style:use-optimal-column-width="false"/>
    </style:style>
    <style:style style:name="co3" style:family="table-column">
      <style:table-column-properties style:column-width="2.859cm" style:use-optimal-column-width="false"/>
    </style:style>
    <style:style style:name="co4" style:family="table-column">
      <style:table-column-properties style:column-width="3.84cm" style:use-optimal-column-width="false"/>
    </style:style>
    <style:style style:name="co5" style:family="table-column">
      <style:table-column-properties style:column-width="4.46cm" style:use-optimal-column-width="false"/>
    </style:style>
    <style:style style:name="co6" style:family="table-column">
      <style:table-column-properties style:column-width="2.756cm" style:use-optimal-column-width="false"/>
    </style:style>
    <style:style style:name="co7" style:family="table-column">
      <style:table-column-properties style:column-width="4.079cm" style:use-optimal-column-width="false"/>
    </style:style>
    <style:style style:name="ro1" style:family="table-row">
      <style:table-row-properties style:row-height="0.966cm"/>
    </style:style>
    <style:style style:name="ro2" style:family="table-row">
      <style:table-row-properties style:row-height="2.312cm"/>
    </style:style>
    <style:style style:name="ro3" style:family="table-row">
      <style:table-row-properties style:row-height="1.601cm"/>
    </style:style>
    <style:style style:name="ro4" style:family="table-row">
      <style:table-row-properties style:row-height="1.525cm"/>
    </style:style>
    <style:style style:name="ro5" style:family="table-row">
      <style:table-row-properties style:row-height="1.014cm"/>
    </style:style>
    <style:style style:name="ro6" style:family="table-row">
      <style:table-row-properties style:row-height="1.053cm"/>
    </style:style>
    <style:style style:name="ro7" style:family="table-row">
      <style:table-row-properties style:row-height="0.916cm"/>
    </style:style>
    <style:style style:name="ro8" style:family="table-row">
      <style:table-row-properties style:row-height="0.956cm"/>
    </style:style>
    <style:style style:name="ro9" style:family="table-row">
      <style:table-row-properties style:row-height="0.969cm"/>
    </style:style>
    <style:style style:name="ro10" style:family="table-row">
      <style:table-row-properties style:row-height="0.897cm"/>
    </style:style>
    <style:style style:name="ro11" style:family="table-row">
      <style:table-row-properties style:row-height="0.937cm"/>
    </style:style>
    <style:style style:name="ro12" style:family="table-row">
      <style:table-row-properties style:row-height="0.922cm"/>
    </style:style>
    <style:style style:name="ro13" style:family="table-row">
      <style:table-row-properties style:row-height="0.977cm"/>
    </style:style>
    <style:style style:name="ro14" style:family="table-row">
      <style:table-row-properties style:row-height="0.972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.405cm" fo:line-height="100%" fo:text-align="start" fo:text-indent="0cm"/>
    </style:style>
    <style:style style:name="P4" style:family="paragraph">
      <style:paragraph-properties fo:margin-left="0cm" fo:margin-right="0cm" fo:margin-top="0cm" fo:margin-bottom="0.324cm" fo:line-height="100%" fo:text-align="start" fo:text-indent="0cm"/>
    </style:style>
    <style:style style:name="P5" style:family="paragraph">
      <style:paragraph-properties fo:margin-left="0cm" fo:margin-right="0cm" fo:margin-top="0cm" fo:margin-bottom="0.243cm" fo:line-height="100%" fo:text-align="start" fo:text-indent="0cm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style:paragraph-properties fo:margin-left="0cm" fo:margin-right="0cm" fo:margin-top="0cm" fo:margin-bottom="0cm" fo:line-height="100%" fo:text-align="start" fo:text-indent="-0.6cm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1cm" fo:line-height="100%" fo:text-align="start" fo:text-indent="0cm"/>
    </style:style>
    <style:style style:name="P14" style:family="paragraph">
      <style:paragraph-properties fo:margin-left="0cm" fo:margin-right="0cm" fo:margin-top="0cm" fo:margin-bottom="0.305cm" fo:line-height="100%" fo:text-align="start" fo:text-indent="0cm"/>
    </style:style>
    <style:style style:name="P15" style:family="paragraph">
      <style:paragraph-properties fo:margin-top="0cm" fo:margin-bottom="0cm" fo:text-align="end"/>
    </style:style>
    <style:style style:name="P16" style:family="paragraph">
      <style:paragraph-properties fo:margin-left="0cm" fo:margin-right="0cm" fo:margin-top="0cm" fo:margin-bottom="0.405cm" fo:line-height="100%" fo:text-align="end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35.7000007629395pt" fo:letter-spacing="normal" fo:font-style="normal" style:text-underline-style="none" fo:font-weight="normal" style:font-size-asian="35.7000007629395pt" style:font-style-asian="normal" style:font-weight-asian="normal" style:font-size-complex="35.700000762939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2.7999992370605pt" fo:letter-spacing="normal" fo:font-style="normal" style:text-underline-style="none" fo:font-weight="normal" style:font-size-asian="22.7999992370605pt" style:font-style-asian="normal" style:font-weight-asian="normal" style:font-size-complex="22.7999992370605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19.5pt" fo:letter-spacing="normal" fo:font-style="normal" style:text-underline-style="none" fo:font-weight="normal" style:font-size-asian="19.5pt" style:font-style-asian="normal" style:font-weight-asian="normal" style:font-size-complex="19.5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19.5pt" fo:letter-spacing="normal" fo:font-style="normal" style:text-underline-style="solid" style:text-underline-width="auto" style:text-underline-color="font-color" fo:font-weight="normal" style:font-size-asian="19.5pt" style:font-style-asian="normal" style:font-weight-asian="normal" style:font-size-complex="19.5pt" style:font-style-complex="normal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Arial" fo:font-size="19.5pt" fo:letter-spacing="normal" fo:font-style="normal" style:text-underline-style="none" fo:font-weight="normal" style:font-size-asian="19.5pt" style:font-style-asian="normal" style:font-weight-asian="normal" style:font-size-complex="19.5pt" style:font-style-complex="normal" style:font-weight-complex="normal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Arial" fo:font-size="22.7999992370605pt" fo:letter-spacing="normal" fo:font-style="normal" style:text-underline-style="none" fo:font-weight="normal" style:font-size-asian="22.7999992370605pt" style:font-style-asian="normal" style:font-weight-asian="normal" style:font-size-complex="22.7999992370605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Times New Roman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Arial" fo:font-size="13pt" fo:letter-spacing="normal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6pt" fo:letter-spacing="normal" fo:font-style="normal" fo:text-shadow="none" style:text-underline-style="none" fo:font-weight="normal" style:letter-kerning="true" style:font-name-asian="ヒラギノ明朝 ProN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">
        <style:list-level-properties text:space-before="2.801cm" text:min-label-width="0.799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テスト自動化ツールの比較</text:span><text:span text:style-name="T2"><text:line-break/></text:span><text:span text:style-name="T1">（</text:span><text:span text:style-name="T3">Selenium/Puppeteer/Cypress</text:span><text:span text:style-name="T1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9.133cm" svg:x="1.4cm" svg:y="3.8cm">
          <text:list text:style-name="L2">
            <text:list-item>
              <text:p text:style-name="P3"><text:span text:style-name="T4">比較のきっかけ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">Cypress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<text:span text:style-name="T6">DDD(</text:span><text:span text:style-name="T6">ドメイン駆動設計</text:span><text:span text:style-name="T6">)</text:span><text:span text:style-name="T6">の増田さん（</text:span><text:span text:style-name="T7"><text:a xlink:href="https://github.com/system-sekkei/isolating-the-domain" xlink:type="simple">https://github.com/system-sekkei/isolating-the-domain</text:a></text:span><text:span text:style-name="T8">）</text:span></text:p>
                    </text:list-item>
                  </text:list>
                </text:list-item>
                <text:list-item>
                  <text:p text:style-name="P4"><text:span text:style-name="T9">Puppeteer</text:span></text:p>
                  <text:list>
                    <text:list-item>
                      <text:p text:style-name="P5"><text:span text:style-name="T8">TDD</text:span><text:span text:style-name="T8">の</text:span><text:span text:style-name="T8">twada</text:span><text:span text:style-name="T8">さん（</text:span><text:span text:style-name="T7"><text:a xlink:href="https://fukabori.fm/episode/13" xlink:type="simple">https://fukabori.fm/episode/13</text:a></text:span><text:span text:style-name="T8">）</text:span></text:p>
                    </text:list-item>
                  </text:list>
                </text:list-item>
                <text:list-item>
                  <text:p text:style-name="P4"><text:span text:style-name="T9">Selenium</text:span></text:p>
                  <text:list>
                    <text:list-item>
                      <text:p text:style-name="P5"><text:span text:style-name="T8">以前から見聞きしていた。触ったことがあった。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Seleni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9.133cm" svg:x="1.4cm" svg:y="3.8cm">
          <text:list text:style-name="L2">
            <text:list-item>
              <text:p text:style-name="P3"><text:span text:style-name="T10"><text:a xlink:href="https://www.seleniumhq.org/" xlink:type="simple">https://www.seleniumhq.org/</text:a></text:span></text:p>
            </text:list-item>
            <text:list-item>
              <text:p text:style-name="P3"><text:span text:style-name="T10">https://www.npmjs.com/package/selenium-webdriver</text:span></text:p>
            </text:list-item>
            <text:list-item>
              <text:p text:style-name="P3"><text:span text:style-name="T11">ブラウザー操作を自動化する</text:span></text:p>
            </text:list-item>
            <text:list-item>
              <text:p text:style-name="P3"><text:span text:style-name="T11">複数のブラウザに対応（</text:span><text:span text:style-name="T11">Chrome, IE, Edge, Firefox, Safari</text:span><text:span text:style-name="T11">）</text:span></text:p>
            </text:list-item>
            <text:list-item>
              <text:p text:style-name="P3"><text:span text:style-name="T11">複数の言語で実装可能（</text:span><text:span text:style-name="T11">Java, C#, python, Ruby, PHP, Perl, JavaScript</text:span><text:span text:style-name="T11">）</text:span></text:p>
            </text:list-item>
            <text:list-item>
              <text:p text:style-name="P3"><text:span text:style-name="T11">ページ読み込み後の待機などをテストで意識する必要あり（</text:span><text:span text:style-name="T11">async, await</text:span><text:span text:style-name="T12">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Puppete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9.133cm" svg:x="1.4cm" svg:y="3.8cm">
          <text:list text:style-name="L2">
            <text:list-item>
              <text:p text:style-name="P3"><text:span text:style-name="T10"><text:a xlink:href="https://github.com/GoogleChrome/puppeteer" xlink:type="simple">https://github.com/GoogleChrome/puppeteer</text:a></text:span></text:p>
            </text:list-item>
            <text:list-item>
              <text:p text:style-name="P3"><text:span text:style-name="T10"><text:a xlink:href="https://github.com/ecormaksin/puppeteer" xlink:type="simple">https://github.com/ecormaksin/puppeteer</text:a></text:span></text:p>
            </text:list-item>
            <text:list-item>
              <text:p text:style-name="P3"><text:span text:style-name="T11">Chrome</text:span><text:span text:style-name="T11">または</text:span><text:span text:style-name="T11">Chromium(</text:span><text:span text:style-name="T11">デフォルト</text:span><text:span text:style-name="T11">)</text:span><text:span text:style-name="T11">をディベロッパー ツールのプロトコル経由で制御する高レベルの</text:span><text:span text:style-name="T11">API</text:span><text:span text:style-name="T11">を提供</text:span></text:p>
            </text:list-item>
            <text:list-item>
              <text:p text:style-name="P3"><text:span text:style-name="T11">ヘッドレス</text:span><text:span text:style-name="T11">(GUI</text:span><text:span text:style-name="T11">なしのコマンドライン</text:span><text:span text:style-name="T11">)</text:span><text:span text:style-name="T11">実行が可能</text:span></text:p>
            </text:list-item>
            <text:list-item>
              <text:p text:style-name="P3"><text:span text:style-name="T11">ブラウザ操作で行えるほとんどのことを</text:span><text:span text:style-name="T11">Puppeteer</text:span><text:span text:style-name="T11">から行える</text:span></text:p>
            </text:list-item>
            <text:list-item>
              <text:p text:style-name="P3"><text:span text:style-name="T11">ページ読み込み後の待機などをテストで意識する必要あり（</text:span><text:span text:style-name="T11">async, await</text:span><text:span text:style-name="T11">）</text:span></text:p>
            </text:list-item>
            <text:list-item>
              <text:p text:style-name="P3"><text:span text:style-name="T11">派生で</text:span><text:span text:style-name="T11">Python, Rust, .NET</text:span><text:span text:style-name="T11">でも実装可能？</text:span></text:p>
            </text:list-item>
            <text:list-item>
              <text:p text:style-name="P3"><text:span text:style-name="T13"><text:a xlink:href="https://github.com/GoogleChrome/puppeteer/issues/1122" xlink:type="simple">https://github.com/GoogleChrome/puppeteer/issues/1122</text:a></text:span></text:p>
            </text:list-item>
            <text:list-item>
              <text:p text:style-name="P3"><text:span text:style-name="T14"><text:a xlink:href="https://github.com/ChromeDevTools/awesome-chrome-devtools#chrome-devtools-protocol" xlink:type="simple">https://github.com/ChromeDevTools/awesome-chrome-devtools#chrome-devtools-protocol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Cyp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9.133cm" svg:x="1.4cm" svg:y="3.8cm">
          <text:list text:style-name="L2">
            <text:list-item>
              <text:p text:style-name="P3"><text:span text:style-name="T10"><text:a xlink:href="https://www.cypress.io/" xlink:type="simple">https://www.cypress.io/</text:a></text:span></text:p>
            </text:list-item>
            <text:list-item>
              <text:p text:style-name="P3"><text:span text:style-name="T10"><text:a xlink:href="https://github.com/ecormaksin/cypress" xlink:type="simple">https://github.com/ecormaksin/cypress</text:a></text:span></text:p>
            </text:list-item>
            <text:list-item>
              <text:p text:style-name="P3"><text:span text:style-name="T11">Electron</text:span><text:span text:style-name="T11">で実装されたテストランナーを提供</text:span></text:p>
            </text:list-item>
            <text:list-item>
              <text:p text:style-name="P3"><text:span text:style-name="T11">ユニットテスト〜統合テスト〜</text:span><text:span text:style-name="T11">E2E</text:span><text:span text:style-name="T11">テストまで対応</text:span></text:p>
            </text:list-item>
            <text:list-item>
              <text:p text:style-name="P3"><text:span text:style-name="T11">Chrome</text:span><text:span text:style-name="T11">系ブラウザに対応（</text:span><text:span text:style-name="T11">Electron(</text:span><text:span text:style-name="T11">デフォルト</text:span><text:span text:style-name="T11">), Chrome, Chromium, Chrome Canary</text:span><text:span text:style-name="T11">）</text:span></text:p>
            </text:list-item>
            <text:list-item>
              <text:p text:style-name="P3"><text:span text:style-name="T11">待機はビルトインで考慮、</text:span><text:span text:style-name="T11">headless(+Electron)</text:span><text:span text:style-name="T11">時には自動で動画保存、失敗時にはスクリーンショット取得、ダッシュボードなど機能が豊富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7" draw:layer="layout" svg:width="0.501cm" svg:height="1.097cm" svg:x="9cm" svg:y="5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比較概観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5.199cm" svg:height="8.004cm" svg:x="1.4cm" svg:y="3.8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15">Selenium</text:span></text:p>
              </table:table-cell>
              <table:table-cell>
                <text:p text:style-name="P8"><text:span text:style-name="T15">Puppeteer</text:span></text:p>
              </table:table-cell>
              <table:table-cell>
                <text:p text:style-name="P8"><text:span text:style-name="T15">Cypress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5">クロスブラウザ</text:span></text:p>
              </table:table-cell>
              <table:table-cell>
                <text:p text:style-name="P8"><text:span text:style-name="T15">◯</text:span></text:p>
              </table:table-cell>
              <table:table-cell>
                <text:p text:style-name="P8"><text:span text:style-name="T15">✕</text:span></text:p>
                <text:p text:style-name="P8"><text:span text:style-name="T15">（</text:span><text:span text:style-name="T15">Chrome, Chromium</text:span><text:span text:style-name="T15">）</text:span></text:p>
              </table:table-cell>
              <table:table-cell>
                <text:p text:style-name="P8"><text:span text:style-name="T15">✕</text:span></text:p>
                <text:p text:style-name="P8"><text:span text:style-name="T15">（</text:span><text:span text:style-name="T15">Chrome</text:span><text:span text:style-name="T15">系）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15">複数言語</text:span></text:p>
              </table:table-cell>
              <table:table-cell>
                <text:p text:style-name="P8"><text:span text:style-name="T15">◯</text:span></text:p>
              </table:table-cell>
              <table:table-cell>
                <text:p text:style-name="P8"><text:span text:style-name="T15">△</text:span></text:p>
              </table:table-cell>
              <table:table-cell>
                <text:p text:style-name="P8"><text:span text:style-name="T16">✕</text:span></text:p>
                <text:p text:style-name="P9"><text:span text:style-name="T15">（</text:span><text:span text:style-name="T15">JavaScript</text:span><text:span text:style-name="T15">のみ）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5">テスティングフレームワーク（後述）</text:span></text:p>
              </table:table-cell>
              <table:table-cell>
                <text:p text:style-name="P8"><text:span text:style-name="T15">✕</text:span><text:span text:style-name="T15"><text:line-break/></text:span><text:span text:style-name="T15">（採用の決定要）</text:span></text:p>
              </table:table-cell>
              <table:table-cell>
                <text:p text:style-name="P8"><text:span text:style-name="T16">✕</text:span><text:span text:style-name="T16"><text:line-break/></text:span><text:span text:style-name="T16">（採用の決定要）</text:span></text:p>
              </table:table-cell>
              <table:table-cell>
                <text:p text:style-name="P8"><text:span text:style-name="T15">？</text:span></text:p>
                <text:p text:style-name="P8"><text:span text:style-name="T15">（</text:span><text:span text:style-name="T15">Mocha</text:span><text:span text:style-name="T15">と</text:span><text:span text:style-name="T15">Chai</text:span><text:span text:style-name="T15">）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15">ドキュメント</text:span></text:p>
              </table:table-cell>
              <table:table-cell>
                <text:p text:style-name="P8"><text:span text:style-name="T15">△</text:span></text:p>
                <text:p text:style-name="P8"><text:span text:style-name="T15">（豊富だが…）</text:span></text:p>
              </table:table-cell>
              <table:table-cell>
                <text:p text:style-name="P8"><text:span text:style-name="T16">△</text:span></text:p>
                <text:p text:style-name="P8"><text:span text:style-name="T15">（あるが…）</text:span></text:p>
              </table:table-cell>
              <table:table-cell>
                <text:p text:style-name="P8"><text:span text:style-name="T15">◯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Shape 3" draw:style-name="gr5" draw:text-style-name="P2" draw:layer="layout" svg:width="8.18cm" svg:height="1.097cm" svg:x="18.4cm" svg:y="12.102cm">
          <text:p text:style-name="P10"><text:span text:style-name="T15">※</text:span><text:span text:style-name="T15">個人の感想です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3" draw:layer="layout" svg:width="16.999cm" svg:height="9.559cm" svg:x="2cm" svg:y="2.5cm" draw:page-number="5" presentation:class="page"/>
          <draw:frame draw:name="PlaceHolder 2" presentation:style-name="pr2" draw:text-style-name="P12" draw:layer="layout" svg:width="16.999cm" svg:height="13.999cm" svg:x="2cm" svg:y="13cm" presentation:class="notes" presentation:user-transformed="true">
            <draw:text-box>
              <text:list text:style-name="L5">
                <text:list-item>
                  <text:p text:style-name="P11"><text:span text:style-name="T17">ドキュメント</text:span></text:p>
                </text:list-item>
                <text:list-item>
                  <text:p text:style-name="P11"><text:span text:style-name="T17">Selenium: </text:span><text:span text:style-name="T17">豊富だが、アップデートされていない印象（デザインが古い？）。（</text:span><text:span text:style-name="T17">https://www.seleniumhq.org/docs/00_Note_to-the-reader.jsp</text:span><text:span text:style-name="T17">）最終更新日は</text:span><text:span text:style-name="T17">2019</text:span><text:span text:style-name="T17">年</text:span><text:span text:style-name="T17">9</text:span><text:span text:style-name="T17">月</text:span><text:span text:style-name="T17">3</text:span><text:span text:style-name="T17">日となっているが、</text:span><text:span text:style-name="T17">2.0</text:span><text:span text:style-name="T17">になってから、「</text:span><text:span text:style-name="T17">Docs Being Revised</text:span><text:span text:style-name="T17">」がまだ表示されている。</text:span></text:p>
                </text:list-item>
                <text:list-item>
                  <text:p text:style-name="P11"><text:span text:style-name="T17">Puppeteer: </text:span><text:span text:style-name="T17">存在するが</text:span><text:span text:style-name="T17">Github</text:span><text:span text:style-name="T17">の</text:span><text:span text:style-name="T17">README</text:span><text:span text:style-name="T17">にずらっと書かれている。体系化されてはいると思うが、読みづらい。</text:span></text:p>
                </text:list-item>
                <text:list-item>
                  <text:p text:style-name="P11"><text:span text:style-name="T17">Cypress: </text:span><text:span text:style-name="T17">体系化され、ページも分けられている。チュートリアルも動画があり、普及させようという熱意を感じる。デザインが良い。</text:span></text:p>
                </text:list-item>
              </text:list>
            </draw:text-box>
          </draw:frame>
        </presentation:notes>
      </draw:page>
      <draw:page draw:name="page6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テスティングフレームワーク乱立</text:span><text:span text:style-name="T2"><text:line-break/></text:span><text:span text:style-name="T1">（デ ファクト スタンダードなし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2.799cm" svg:x="1.4cm" svg:y="3.8cm">
          <text:list text:style-name="L2">
            <text:list-item>
              <text:p text:style-name="P13"><text:span text:style-name="T18"><text:a xlink:href="https://blog.bitsrc.io/top-javascript-testing-frameworks-in-demand-for-2019-90c76e7777e9" xlink:type="simple">https://blog.bitsrc.io/top-javascript-testing-frameworks-in-demand-for-2019-90c76e7777e9</text:a></text:span></text:p>
            </text:list-item>
            <text:list-item>
              <text:p text:style-name="P13"><text:span text:style-name="T18"><text:a xlink:href="https://player.fm/series/codelunchfm/16-the-power-assert-leaves-from-moratorium" xlink:type="simple">https://player.fm/series/codelunchfm/16-the-power-assert-leaves-from-moratorium</text:a></text:span></text:p>
            </text:list-item>
            <text:list-item>
              <text:p text:style-name="P14"><text:span text:style-name="T19">Github</text:span><text:span text:style-name="T19">リポジトリーの比較（</text:span><text:span text:style-name="T19">2019/09/30</text:span><text:span text:style-name="T19">時点）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0.254cm" svg:height="8.842cm" svg:x="2.832cm" svg:y="6.591cm">
          <table:table>
            <table:table-column table:style-name="co2"/>
            <table:table-column table:style-name="co3"/>
            <table:table-column table:style-name="co4"/>
            <table:table-row table:style-name="ro5" table:default-cell-style-name="ce1">
              <table:table-cell/>
              <table:table-cell>
                <text:p text:style-name="P8"><text:span text:style-name="T15">Star</text:span></text:p>
              </table:table-cell>
              <table:table-cell>
                <text:p text:style-name="P8"><text:span text:style-name="T15">Used by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5">Jest</text:span></text:p>
              </table:table-cell>
              <table:table-cell>
                <text:p text:style-name="P10"><text:span text:style-name="T15">27,710</text:span></text:p>
              </table:table-cell>
              <table:table-cell>
                <text:p text:style-name="P10"><text:span text:style-name="T15">1,356,334</text:span></text:p>
              </table:table-cell>
            </table:table-row>
            <table:table-row table:style-name="ro7" table:default-cell-style-name="ce3">
              <table:table-cell>
                <text:p text:style-name="P1"><text:span text:style-name="T15">Mocha</text:span></text:p>
              </table:table-cell>
              <table:table-cell>
                <text:p text:style-name="P10"><text:span text:style-name="T15">18,471</text:span></text:p>
              </table:table-cell>
              <table:table-cell>
                <text:p text:style-name="P10"><text:span text:style-name="T15">891,660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15">Jasmine</text:span></text:p>
              </table:table-cell>
              <table:table-cell>
                <text:p text:style-name="P10"><text:span text:style-name="T15">14,551</text:span></text:p>
              </table:table-cell>
              <table:table-cell>
                <text:p text:style-name="P10"><text:span text:style-name="T15">5,241</text:span></text:p>
              </table:table-cell>
            </table:table-row>
            <table:table-row table:style-name="ro9" table:default-cell-style-name="ce3">
              <table:table-cell>
                <text:p text:style-name="P1"><text:span text:style-name="T15">Karma</text:span></text:p>
              </table:table-cell>
              <table:table-cell>
                <text:p text:style-name="P10"><text:span text:style-name="T15">10,910</text:span></text:p>
              </table:table-cell>
              <table:table-cell>
                <text:p text:style-name="P10"><text:span text:style-name="T15">1,175,747</text:span></text:p>
              </table:table-cell>
            </table:table-row>
            <table:table-row table:style-name="ro10" table:default-cell-style-name="ce2">
              <table:table-cell>
                <text:p text:style-name="P1"><text:span text:style-name="T15">AVA</text:span></text:p>
              </table:table-cell>
              <table:table-cell>
                <text:p text:style-name="P10"><text:span text:style-name="T15">16,874</text:span></text:p>
              </table:table-cell>
              <table:table-cell>
                <text:p text:style-name="P10"><text:span text:style-name="T15">45,099</text:span></text:p>
              </table:table-cell>
            </table:table-row>
            <table:table-row table:style-name="ro11" table:default-cell-style-name="ce3">
              <table:table-cell>
                <text:p text:style-name="P1"><text:span text:style-name="T15">Cypress</text:span></text:p>
              </table:table-cell>
              <table:table-cell>
                <text:p text:style-name="P10"><text:span text:style-name="T15">14,827</text:span></text:p>
              </table:table-cell>
              <table:table-cell>
                <text:p text:style-name="P10"><text:span text:style-name="T15">(</text:span><text:span text:style-name="T15">項目なし</text:span><text:span text:style-name="T15">)</text:span></text:p>
              </table:table-cell>
            </table:table-row>
            <table:table-row table:style-name="ro12" table:default-cell-style-name="ce2">
              <table:table-cell>
                <text:p text:style-name="P1"><text:span text:style-name="T15">Puppeteer</text:span></text:p>
              </table:table-cell>
              <table:table-cell>
                <text:p text:style-name="P10"><text:span text:style-name="T15">54,431</text:span></text:p>
              </table:table-cell>
              <table:table-cell>
                <text:p text:style-name="P10"><text:span text:style-name="T15">47,451</text:span></text:p>
              </table:table-cell>
            </table:table-row>
            <table:table-row table:style-name="ro13" table:default-cell-style-name="ce3">
              <table:table-cell>
                <text:p text:style-name="P1"><text:span text:style-name="T15">QUnit</text:span></text:p>
              </table:table-cell>
              <table:table-cell>
                <text:p text:style-name="P10"><text:span text:style-name="T15">3,833</text:span></text:p>
              </table:table-cell>
              <table:table-cell>
                <text:p text:style-name="P15"><text:span text:style-name="T15">(</text:span><text:span text:style-name="T15">項目なし</text:span><text:span text:style-name="T15">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4" draw:style-name="standard" draw:layer="layout" svg:width="11.294cm" svg:height="8.87cm" svg:x="15.005cm" svg:y="6.533cm">
          <table:table>
            <table:table-column table:style-name="co5"/>
            <table:table-column table:style-name="co6"/>
            <table:table-column table:style-name="co7"/>
            <table:table-row table:style-name="ro5" table:default-cell-style-name="ce1">
              <table:table-cell/>
              <table:table-cell>
                <text:p text:style-name="P8"><text:span text:style-name="T15">Star</text:span></text:p>
              </table:table-cell>
              <table:table-cell>
                <text:p text:style-name="P8"><text:span text:style-name="T15">Used by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5">Chai</text:span></text:p>
              </table:table-cell>
              <table:table-cell>
                <text:p text:style-name="P10"><text:span text:style-name="T15">6,524</text:span></text:p>
              </table:table-cell>
              <table:table-cell>
                <text:p text:style-name="P10"><text:span text:style-name="T15">654,286</text:span></text:p>
              </table:table-cell>
            </table:table-row>
            <table:table-row table:style-name="ro14" table:default-cell-style-name="ce3">
              <table:table-cell>
                <text:p text:style-name="P1"><text:span text:style-name="T15">TestCafe</text:span></text:p>
              </table:table-cell>
              <table:table-cell>
                <text:p text:style-name="P10"><text:span text:style-name="T15">7,446</text:span></text:p>
              </table:table-cell>
              <table:table-cell>
                <text:p text:style-name="P10"><text:span text:style-name="T15">3,377</text:span></text:p>
              </table:table-cell>
            </table:table-row>
            <table:table-row table:style-name="ro14" table:default-cell-style-name="ce2">
              <table:table-cell>
                <text:p text:style-name="P1"><text:span text:style-name="T15">Tape</text:span></text:p>
              </table:table-cell>
              <table:table-cell>
                <text:p text:style-name="P10"><text:span text:style-name="T15">5,142</text:span></text:p>
              </table:table-cell>
              <table:table-cell>
                <text:p text:style-name="P10"><text:span text:style-name="T15">122,800</text:span></text:p>
              </table:table-cell>
            </table:table-row>
            <table:table-row table:style-name="ro14" table:default-cell-style-name="ce3">
              <table:table-cell>
                <text:p text:style-name="P1"><text:span text:style-name="T15">Protractor</text:span></text:p>
              </table:table-cell>
              <table:table-cell>
                <text:p text:style-name="P10"><text:span text:style-name="T15">8,350</text:span></text:p>
              </table:table-cell>
              <table:table-cell>
                <text:p text:style-name="P10"><text:span text:style-name="T15">(</text:span><text:span text:style-name="T15">項目なし</text:span><text:span text:style-name="T15">)</text:span></text:p>
              </table:table-cell>
            </table:table-row>
            <table:table-row table:style-name="ro14" table:default-cell-style-name="ce2">
              <table:table-cell>
                <text:p text:style-name="P1"><text:span text:style-name="T15">Nightwatch</text:span></text:p>
              </table:table-cell>
              <table:table-cell>
                <text:p text:style-name="P10"><text:span text:style-name="T15">9,704</text:span></text:p>
              </table:table-cell>
              <table:table-cell>
                <text:p text:style-name="P10"><text:span text:style-name="T15">93,762</text:span></text:p>
              </table:table-cell>
            </table:table-row>
            <table:table-row table:style-name="ro14" table:default-cell-style-name="ce3">
              <table:table-cell>
                <text:p text:style-name="P1"><text:span text:style-name="T15">Sinon</text:span></text:p>
              </table:table-cell>
              <table:table-cell>
                <text:p text:style-name="P10"><text:span text:style-name="T15">7,524</text:span></text:p>
              </table:table-cell>
              <table:table-cell>
                <text:p text:style-name="P10"><text:span text:style-name="T15">279,841</text:span></text:p>
              </table:table-cell>
            </table:table-row>
            <table:table-row table:style-name="ro14" table:default-cell-style-name="ce2">
              <table:table-cell>
                <text:p text:style-name="P1"><text:span text:style-name="T15">＜番外編＞</text:span></text:p>
              </table:table-cell>
              <table:table-cell/>
              <table:table-cell/>
            </table:table-row>
            <table:table-row table:style-name="ro14" table:default-cell-style-name="ce3">
              <table:table-cell>
                <text:p text:style-name="P1"><text:span text:style-name="T15">Power-assert</text:span></text:p>
              </table:table-cell>
              <table:table-cell>
                <text:p text:style-name="P10"><text:span text:style-name="T15">2,395</text:span></text:p>
              </table:table-cell>
              <table:table-cell>
                <text:p text:style-name="P10"><text:span text:style-name="T15">29,729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PlaceHolder 1" draw:style-name="gr3" draw:layer="layout" svg:width="16.999cm" svg:height="9.559cm" svg:x="2cm" svg:y="2.5cm" draw:page-number="6" presentation:class="page"/>
          <draw:frame draw:name="PlaceHolder 2" presentation:style-name="pr2" draw:text-style-name="P12" draw:layer="layout" svg:width="16.999cm" svg:height="13.999cm" svg:x="2cm" svg:y="13cm" presentation:class="notes" presentation:user-transformed="true">
            <draw:text-box>
              <text:list text:style-name="L5">
                <text:list-item>
                  <text:p text:style-name="P11"><text:span text:style-name="T17">power-assert</text:span><text:span text:style-name="T17">はテスティングフレームワークではなく、アサーションの拡張ツール？引用の</text:span><text:span text:style-name="T17">codelunch.fm</text:span><text:span text:style-name="T17">でも、</text:span><text:span text:style-name="T17">twada</text:span><text:span text:style-name="T17">さんが</text:span><text:span text:style-name="T17">mocha</text:span><text:span text:style-name="T17">と組み合わせて使っている、と仰っていたと記憶している。</text:span></text:p>
                </text:list-item>
              </text:list>
            </draw:text-box>
          </draw:frame>
        </presentation:notes>
      </draw:page>
      <draw:page draw:name="page7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デモ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9.133cm" svg:x="1.4cm" svg:y="3.8cm">
          <text:list text:style-name="L2">
            <text:list-item>
              <text:p text:style-name="P3"><text:span text:style-name="T4">テストはいずれも、</text:span><text:span text:style-name="T4">IT</text:span><text:span text:style-name="T4">用語辞典</text:span><text:span text:style-name="T4">(http://e-words.jp/)</text:span><text:span text:style-name="T4">で「</text:span><text:span text:style-name="T4">CI</text:span><text:span text:style-name="T4">」をキーワード検索し、表示されたページに「継続的インテグレーション」という言葉が存在することをチェックするものです。</text:span></text:p>
            </text:list-item>
            <text:list-item>
              <text:p text:style-name="P3"><text:span text:style-name="T4">Selenium</text:span><text:span text:style-name="T4">と</text:span><text:span text:style-name="T4">Puppeteer</text:span><text:span text:style-name="T4">では、テスティングフレームワークに</text:span><text:span text:style-name="T4">QUnit</text:span><text:span text:style-name="T4">を採用しました。理由は↓の翔泳社 </text:span><text:span text:style-name="T4">TDD</text:span><text:span text:style-name="T4">実践講座の「対応するサポート言語とテスティングフレームワークの組み合わせ」にあったからです。（参加してないですが。）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5">https://www.seshop.com/product/detail/22921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1">
        <draw:custom-shape draw:name="TextShape 1" draw:style-name="gr1" draw:text-style-name="P2" draw:layer="layout" svg:width="19.499cm" svg:height="2.599cm" svg:x="1.4cm" svg:y="0.6cm">
          <text:p text:style-name="P1"><text:span text:style-name="T1">まとめ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199cm" svg:height="9.133cm" svg:x="1.4cm" svg:y="3.8cm">
          <text:list text:style-name="L2">
            <text:list-item>
              <text:p text:style-name="P3"><text:span text:style-name="T4">クロスブラウザ必須なら</text:span><text:span text:style-name="T4">Selenium</text:span><text:span text:style-name="T4">一択</text:span></text:p>
            </text:list-item>
            <text:list-item>
              <text:p text:style-name="P3"><text:span text:style-name="T4">JavaScript</text:span><text:span text:style-name="T4">以外でテストを書きたいなら</text:span><text:span text:style-name="T4">Selenium, Puppeteer</text:span><text:span text:style-name="T4">系</text:span></text:p>
            </text:list-item>
            <text:list-item>
              <text:p text:style-name="P3"><text:span text:style-name="T20">Mocha, Chai</text:span><text:span text:style-name="T20">以外の</text:span><text:span text:style-name="T20">JS</text:span><text:span text:style-name="T20">テストライブラリを使いたいなら</text:span><text:span text:style-name="T20">Selenium, </text:span><text:span text:style-name="T4">Puppeteer</text:span></text:p>
            </text:list-item>
            <text:list-item>
              <text:p text:style-name="P3"><text:span text:style-name="T4">JS</text:span><text:span text:style-name="T4">で豊富な機能のテストランナーが欲しいなら</text:span><text:span text:style-name="T4">Cypress</text:span></text:p>
            </text:list-item>
          </text:list>
          <text:p text:style-name="P16"><text:span text:style-name="T15">※</text:span><text:span text:style-name="T15">個人の見解です。もっと良い方法がありましたら教えてください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ヒラギノ明朝 ProN" style:font-family-asian="'ヒラギノ明朝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塗りつぶしなし線なしオブジェクト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style-name="Mgr3" draw:text-style-name="MP5" draw:layer="backgroundobjects" svg:width="21.65cm" svg:height="3.348cm" svg:x="-0.162cm" svg:y="0.225cm">
        <draw:image xlink:href="Pictures/10000201000006E3000001114C12D8EE488B19C9.png" xlink:type="simple" xlink:show="embed" xlink:actuate="onLoad">
          <text:p/>
        </draw:image>
      </draw:frame>
      <draw:frame draw:name="PlaceHolder 1" presentation:style-name="Title_2c__20_Content-title" draw:layer="backgroundobjects" svg:width="19.499cm" svg:height="2.599cm" svg:x="1.4cm" svg:y="0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9.133cm" svg:x="1.4cm" svg:y="3.8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21:44:19</meta:creation-date>
    <dc:language>ja-JP</dc:language>
    <dc:date>2019-10-02T22:10:51.914088764</dc:date>
    <meta:editing-cycles>8</meta:editing-cycles>
    <dc:title>Bright Blue</dc:title>
    <meta:editing-duration>PT27M36S</meta:editing-duration>
    <meta:generator>LibreOffice/6.0.1.1$MacOSX_X86_64 LibreOffice_project/60bfb1526849283ce2491346ed2aa51c465abfe6</meta:generator>
    <meta:document-statistic meta:object-count="55"/>
  </office:meta>
</office:document-meta>
</file>